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  <style:font-face style:name="ＭＳ ゴシック" svg:font-family="'ＭＳ ゴシック', 游ゴシック, メイリオ" style:font-family-generic="modern" style:font-pitch="fixed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29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ＭＳ ゴシック" style:font-name-asian="ＭＳ ゴシック" style:font-name-complex="ＭＳ ゴシック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{</text:p>
          </table:table-cell>
          <table:table-cell/>
        </table:table-row>
        <table:table-row table:style-name="ro1" table:visibility="filter">
          <table:table-cell office:value-type="string" calcext:value-type="string">
            <text:p>syncToken": "1729973139818</text:p>
          </table:table-cell>
          <table:table-cell/>
        </table:table-row>
        <table:table-row table:style-name="ro1" table:visibility="filter">
          <table:table-cell office:value-type="string" calcext:value-type="string">
            <text:p>creationTime": "2024-10-26T13:05:39.818865</text:p>
          </table:table-cell>
          <table:table-cell/>
        </table:table-row>
        <table:table-row table:style-name="ro1" table:visibility="filter">
          <table:table-cell office:value-type="string" calcext:value-type="string">
            <text:p>"prefixes": [{</text:p>
          </table:table-cell>
          <table:table-cell/>
        </table:table-row>
        <table:table-row table:style-name="ro1">
          <table:table-cell office:value-type="string" calcext:value-type="string">
            <text:p>ipv4Prefix": "34.1.208.0/20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frica-south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35.0.0/16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frica-south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52.86.0/23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frica-south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77.50.0/23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frica-south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 table:visibility="filter">
          <table:table-cell office:value-type="string" calcext:value-type="string">
            <text:p>ipv6Prefix": "2600:1900:8000::/44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frica-south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80.0.0/15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37.0.0/16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185.128.0/19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185.160.0/20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187.144.0/20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189.160.0/19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194.128.0/17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01.128.0/17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06.192.0/18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20.32.0/21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21.128.0/17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29.128.0/17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34.0.0/18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35.16.0/20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36.128.0/18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42.32.0/21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104.155.192.0/19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104.155.224.0/20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104.199.128.0/18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104.199.192.0/19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104.199.224.0/20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104.199.242.0/23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104.199.244.0/22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104.199.248.0/21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107.167.176.0/20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130.211.240.0/20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 table:visibility="filter">
          <table:table-cell office:value-type="string" calcext:value-type="string">
            <text:p>ipv6Prefix": "2600:1900:4030::/44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92.0.0/16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east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96.128.0/17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east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04.88.0/21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east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24.24.0/21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east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50.0.0/17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east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15.128.0/18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east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20.27.0/24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east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20.128.0/17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east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41.64.0/18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east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42.27.0/24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east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43.8.0/21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east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 table:visibility="filter">
          <table:table-cell office:value-type="string" calcext:value-type="string">
            <text:p>ipv6Prefix": "2600:1900:41a0::/44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east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84.0.0/16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north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85.0.0/17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north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04.62.0/23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north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04.128.0/17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north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27.190.0/23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north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46.0.0/16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north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57.64.0/20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north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57.164.0/22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north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57.192.0/20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north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187.192.0/19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north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189.128.0/19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north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190.224.0/20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north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194.96.0/19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north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00.0.0/17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north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13.0.0/17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north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20.56.0/22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north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21.64.0/18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north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30.240.0/20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north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42.56.0/22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north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43.64.0/18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north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104.198.80.0/20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north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104.198.112.0/20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north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 table:visibility="filter">
          <table:table-cell office:value-type="string" calcext:value-type="string">
            <text:p>ipv6Prefix": "2600:1900:4050::/44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north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97.0.0/16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northeast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04.49.0/24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northeast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27.177.0/24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northeast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17.128.0/17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northeast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20.45.0/24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northeast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42.45.0/24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northeast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43.56.0/21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northeast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 table:visibility="filter">
          <table:table-cell office:value-type="string" calcext:value-type="string">
            <text:p>ipv6Prefix": "2600:1900:41d0::/44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northeast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0.96.0/19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northeast3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22.64.0/19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northeast3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22.96.0/20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northeast3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47.64.0/18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northeast3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50.0.0/18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northeast3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64.32.0/19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northeast3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64.64.0/22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northeast3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64.68.0/22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northeast3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64.72.0/21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northeast3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64.80.0/20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northeast3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64.96.0/19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northeast3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64.128.0/22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northeast3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64.132.0/22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northeast3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64.136.0/21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northeast3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64.144.0/20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northeast3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64.160.0/19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northeast3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64.192.0/18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northeast3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16.0.0/17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northeast3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 table:visibility="filter">
          <table:table-cell office:value-type="string" calcext:value-type="string">
            <text:p>ipv6Prefix": "2600:1901:8180::/44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northeast3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0.227.0/24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south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47.128.0/17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south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93.0.0/16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south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00.128.0/17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south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04.108.0/23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south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24.44.0/23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south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52.64.0/22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south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53.58.0/23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south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53.250.0/23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south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57.87.0/24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south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57.215.0/24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south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77.32.0/22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south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00.128.0/17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south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01.41.0/24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south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07.192.0/18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south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20.42.0/24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south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34.208.0/20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south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42.42.0/24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south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44.0.0/18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south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 table:visibility="filter">
          <table:table-cell office:value-type="string" calcext:value-type="string">
            <text:p>ipv6Prefix": "2600:1900:40a0::/44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south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0.0.0/20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south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04.120.0/23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south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24.56.0/23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south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26.208.0/20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south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31.0.0/16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south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53.32.0/24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south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53.224.0/24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south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 table:visibility="filter">
          <table:table-cell office:value-type="string" calcext:value-type="string">
            <text:p>ipv6Prefix": "2600:1900:41b0::/44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south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.128.0/20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south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.192.0/20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south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2.16.0/20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south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21.128.0/17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south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87.0.0/17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south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87.128.0/18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south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04.58.0/23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south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04.106.0/23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south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24.42.0/23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south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24.128.0/17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south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26.64.0/18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south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26.128.0/18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south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28.44.0/23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south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28.60.0/23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south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42.128.0/17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south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43.128.0/17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south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53.40.0/23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south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53.232.0/23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south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57.82.0/23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south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57.88.0/23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south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57.210.0/23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south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185.176.0/20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south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186.144.0/20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south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187.224.0/19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south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197.128.0/19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south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198.192.0/18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south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13.128.0/18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south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20.24.0/23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south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34.192.0/20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south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40.128.0/17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south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42.24.0/23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south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47.128.0/18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south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 table:visibility="filter">
          <table:table-cell office:value-type="string" calcext:value-type="string">
            <text:p>ipv6Prefix": "2600:1900:4080::/44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south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34.216.0/21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southeast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50.64.0/18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southeast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01.18.0/24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southeast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01.20.0/22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southeast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01.24.0/22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southeast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01.32.0/19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southeast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01.64.0/18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southeast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01.128.0/17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southeast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28.64.0/18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southeast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52.68.0/24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southeast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53.44.0/24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southeast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53.236.0/24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southeast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57.254.0/24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southeast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19.0.0/17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southeast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 table:visibility="filter">
          <table:table-cell office:value-type="string" calcext:value-type="string">
            <text:p>ipv6Prefix": "2600:1901:8170::/44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sia-southeast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40.128.0/17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ustralia-south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87.192.0/18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ustralia-south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04.104.0/23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ustralia-south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16.64.0/18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ustralia-south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24.40.0/23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ustralia-south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28.36.0/24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ustralia-south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28.48.0/24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ustralia-south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51.64.0/18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ustralia-south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51.128.0/18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ustralia-south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189.0.0/18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ustralia-south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197.160.0/19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ustralia-south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01.0.0/19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ustralia-south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13.192.0/18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ustralia-south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20.41.0/24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ustralia-south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34.224.0/20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ustralia-south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42.41.0/24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ustralia-south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44.64.0/18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ustralia-south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 table:visibility="filter">
          <table:table-cell office:value-type="string" calcext:value-type="string">
            <text:p>ipv6Prefix": "2600:1900:40b0::/44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ustralia-south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0.16.0/20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ustralia-southeast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.176.0/20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ustralia-southeast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04.122.0/23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ustralia-southeast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24.58.0/23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ustralia-southeast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26.192.0/20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ustralia-southeast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29.0.0/16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ustralia-southeast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 table:visibility="filter">
          <table:table-cell office:value-type="string" calcext:value-type="string">
            <text:p>ipv6Prefix": "2600:1900:41c0::/44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australia-southeast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0.240.0/20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central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04.116.0/22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central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16.128.0/17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central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18.0.0/17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central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24.52.0/22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central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 table:visibility="filter">
          <table:table-cell office:value-type="string" calcext:value-type="string">
            <text:p>ipv6Prefix": "2600:1900:4140::/44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central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88.0.0/16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north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04.96.0/21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north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24.32.0/21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north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03.232.0/21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north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17.0.0/18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north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20.26.0/24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north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28.0.0/16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north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42.26.0/24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north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 table:visibility="filter">
          <table:table-cell office:value-type="string" calcext:value-type="string">
            <text:p>ipv6Prefix": "2600:1900:4150::/44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north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51.128.0/17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north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53.46.0/23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north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53.238.0/23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north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 table:visibility="filter">
          <table:table-cell office:value-type="string" calcext:value-type="string">
            <text:p>ipv6Prefix": "2600:1900:42a0::/44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north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0.192.0/19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southwe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57.44.0/23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southwe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57.172.0/23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southwe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64.0.0/16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southwe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75.0.0/16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southwe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 table:visibility="filter">
          <table:table-cell office:value-type="string" calcext:value-type="string">
            <text:p>ipv6Prefix": "2600:1901:8100::/44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southwe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8.34.208.0/23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8.34.211.0/24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8.34.220.0/22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23.251.128.0/20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4.0.0/17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22.112.0/20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22.128.0/17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34.128.0/18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38.0.0/16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52.128.0/17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53.128.0/17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62.0.0/16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76.0.0/14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18.254.0/23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40.0.0/16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187.0.0/17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187.160.0/19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189.192.0/18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190.192.0/19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195.0.0/16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05.0.0/16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06.128.0/18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10.0.0/16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20.96.0/19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33.0.0/17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40.0.0/17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41.128.0/17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42.64.0/19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104.155.0.0/17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104.199.0.0/18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104.199.66.0/23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104.199.68.0/22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104.199.72.0/21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104.199.80.0/20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104.199.96.0/20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130.211.48.0/20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130.211.64.0/19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130.211.96.0/20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146.148.2.0/23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146.148.4.0/22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146.148.8.0/21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146.148.16.0/20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146.148.112.0/20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192.158.28.0/22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 table:visibility="filter">
          <table:table-cell office:value-type="string" calcext:value-type="string">
            <text:p>ipv6Prefix": "2600:1900:4010::/44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.160.0/20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10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32.0.0/17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10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52.80.0/23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10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77.36.0/23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10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 table:visibility="filter">
          <table:table-cell office:value-type="string" calcext:value-type="string">
            <text:p>ipv6Prefix": "2600:1901:81f0::/44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10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.144.0/20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1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7.0.0/16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1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57.124.0/23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1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57.250.0/23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1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 table:visibility="filter">
          <table:table-cell office:value-type="string" calcext:value-type="string">
            <text:p>ipv6Prefix": "2600:1901:81b0::/44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1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3.0.0/18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39.0.0/17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50.192.0/18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89.0.0/17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05.128.0/17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27.186.0/23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28.52.0/22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42.0.0/17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47.128.0/17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53.128.0/18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57.36.0/22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57.40.0/22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57.168.0/22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189.64.0/18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197.192.0/18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03.210.0/23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03.212.0/22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03.216.0/22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14.0.0/17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20.20.0/22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30.128.0/19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34.128.0/19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35.48.0/20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42.20.0/22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42.128.0/18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46.0.0/17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 table:visibility="filter">
          <table:table-cell office:value-type="string" calcext:value-type="string">
            <text:p>ipv6Prefix": "2600:1900:40c0::/44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0.224.0/24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3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0.226.0/24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3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40.0.0/17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3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89.128.0/17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3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04.112.0/23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3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07.0.0/17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3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18.244.0/22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3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24.48.0/23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3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41.0.0/17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3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57.48.0/20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3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57.176.0/20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3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59.0.0/16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3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79.0.0/16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3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81.0.0/17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3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198.64.0/18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3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198.128.0/18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3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07.64.0/18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3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07.128.0/18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3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20.18.0/23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3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34.64.0/18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3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35.32.0/20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3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42.18.0/23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3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42.192.0/18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3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46.128.0/17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3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 table:visibility="filter">
          <table:table-cell office:value-type="string" calcext:value-type="string">
            <text:p>ipv6Prefix": "2600:1900:40d0::/44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3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.224.0/19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4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2.0.0/16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4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3.128.0/17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4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32.128.0/17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4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34.0.0/17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4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90.0.0/15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4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04.126.0/23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4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24.62.0/23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4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41.128.0/17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4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47.0.0/17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4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53.45.0/24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4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53.237.0/24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4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57.80.0/23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4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57.92.0/22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4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57.208.0/23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4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57.220.0/22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4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04.0.0/16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4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14.128.0/17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4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20.16.0/23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4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34.160.0/20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4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42.16.0/23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4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 table:visibility="filter">
          <table:table-cell office:value-type="string" calcext:value-type="string">
            <text:p>ipv6Prefix": "2600:1900:4060::/44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4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65.0.0/16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6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04.110.0/23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6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24.46.0/23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6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16.128.0/17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6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20.44.0/24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6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35.216.0/21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6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42.44.0/24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6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 table:visibility="filter">
          <table:table-cell office:value-type="string" calcext:value-type="string">
            <text:p>ipv6Prefix": "2600:1900:4160::/44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6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0.160.0/19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8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53.38.0/24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8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53.230.0/24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8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54.0.0/16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8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57.8.0/23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8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57.121.0/24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8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57.136.0/23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8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57.249.0/24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8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19.224.0/19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8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 table:visibility="filter">
          <table:table-cell office:value-type="string" calcext:value-type="string">
            <text:p>ipv6Prefix": "2600:1901:8110::/44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8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.0.0/20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9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55.0.0/16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9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57.12.0/22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9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57.140.0/22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9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63.0.0/16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9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 table:visibility="filter">
          <table:table-cell office:value-type="string" calcext:value-type="string">
            <text:p>ipv6Prefix": "2600:1901:8120::/44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europe-west9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8.0.0/16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global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36.0.0/16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global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49.0.0/16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global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54.0.0/16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global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95.64.0/18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global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96.64.0/18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global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98.64.0/18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global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02.128.0/17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global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04.27.0/24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global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07.128.0/17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global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10.128.0/17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global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11.0.0/16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global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16.0.0/21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global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17.0.0/16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global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20.0.0/16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global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28.128.0/18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global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44.192.0/18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global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49.0.0/16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global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60.0.0/16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global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186.192.0/18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global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190.0.0/18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global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190.64.0/19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global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190.112.0/20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global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01.64.0/18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global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27.192.0/18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global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41.0.0/18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global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44.128.0/17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global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107.178.240.0/20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global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130.211.4.0/22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global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130.211.8.0/21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global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130.211.16.0/20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global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130.211.32.0/20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global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 table:visibility="filter">
          <table:table-cell office:value-type="string" calcext:value-type="string">
            <text:p>ipv6Prefix": "2600:1901::/48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global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.32.0/20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me-central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8.0.0/16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me-central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57.126.0/23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me-central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57.252.0/23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me-central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 table:visibility="filter">
          <table:table-cell office:value-type="string" calcext:value-type="string">
            <text:p>ipv6Prefix": "2600:1901:81c0::/44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me-central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.48.0/20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me-central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52.84.0/23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me-central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66.0.0/16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me-central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77.48.0/23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me-central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 table:visibility="filter">
          <table:table-cell office:value-type="string" calcext:value-type="string">
            <text:p>ipv6Prefix": "2600:1900:5400::/44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me-central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0.64.0/19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me-we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57.90.0/23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me-we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57.216.0/23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me-we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65.0.0/16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me-we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 table:visibility="filter">
          <table:table-cell office:value-type="string" calcext:value-type="string">
            <text:p>ipv6Prefix": "2600:1901:8160::/44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me-we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9.128.0/17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northamerica-north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20.0.0/17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northamerica-north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47.0.0/18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northamerica-north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95.0.0/18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northamerica-north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04.76.0/22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northamerica-north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18.128.0/18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northamerica-north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24.12.0/22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northamerica-north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28.37.0/24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northamerica-north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28.42.0/23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northamerica-north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28.49.0/24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northamerica-north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28.58.0/23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northamerica-north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52.0.0/18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northamerica-north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03.0.0/17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northamerica-north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15.0.0/18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northamerica-north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20.43.0/24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northamerica-north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34.240.0/20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northamerica-north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42.43.0/24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northamerica-north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 table:visibility="filter">
          <table:table-cell office:value-type="string" calcext:value-type="string">
            <text:p>ipv6Prefix": "2600:1900:40e0::/44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northamerica-north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0.32.0/20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northamerica-northeast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04.114.0/23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northamerica-northeast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24.50.0/23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northamerica-northeast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24.112.0/20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northamerica-northeast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30.0.0/16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northamerica-northeast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52.69.0/24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northamerica-northeast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57.255.0/24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northamerica-northeast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 table:visibility="filter">
          <table:table-cell office:value-type="string" calcext:value-type="string">
            <text:p>ipv6Prefix": "2600:1900:41e0::/44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northamerica-northeast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2.0.0/20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northamerica-south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51.0.0/17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northamerica-south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53.42.0/23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northamerica-south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53.234.0/23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northamerica-south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 table:visibility="filter">
          <table:table-cell office:value-type="string" calcext:value-type="string">
            <text:p>ipv6Prefix": "2600:1900:4290::/44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northamerica-south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39.128.0/17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southamerica-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95.128.0/17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southamerica-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04.80.0/21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southamerica-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24.16.0/21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southamerica-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51.0.0/18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southamerica-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51.192.0/18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southamerica-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198.0.0/18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southamerica-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199.64.0/18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southamerica-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15.192.0/18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southamerica-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20.40.0/24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southamerica-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35.0.0/20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southamerica-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42.40.0/24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southamerica-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47.192.0/18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southamerica-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 table:visibility="filter">
          <table:table-cell office:value-type="string" calcext:value-type="string">
            <text:p>ipv6Prefix": "2600:1900:40f0::/44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southamerica-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0.48.0/20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southamerica-we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04.50.0/23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southamerica-we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27.178.0/23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southamerica-we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53.33.0/24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southamerica-we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53.225.0/24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southamerica-we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76.0.0/16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southamerica-we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 table:visibility="filter">
          <table:table-cell office:value-type="string" calcext:value-type="string">
            <text:p>ipv6Prefix": "2600:1901:4010::/44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southamerica-we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8.34.210.0/24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central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8.34.212.0/22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central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8.34.216.0/22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central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8.35.192.0/21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central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23.236.48.0/20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central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23.251.144.0/20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central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0.225.0/24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central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9.0.0/16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central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0.0.0/16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central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3.68.0/22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central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6.0.0/17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central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27.0.0/16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central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28.0.0/14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central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33.0.0/16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central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41.0.0/16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central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42.0.0/16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central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44.0.0/15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central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46.0.0/16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central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55.0.0/16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central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56.0.0/14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central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60.0.0/15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central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63.0.0/16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central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66.0.0/15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central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68.0.0/14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central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72.0.0/16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central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18.200.0/21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central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21.0.0/16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central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22.0.0/15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central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28.32.0/22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central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32.0.0/14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central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36.0.0/16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central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53.48.0/21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central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53.240.0/21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central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57.84.0/23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central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57.96.0/20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central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57.212.0/23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central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57.224.0/20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central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70.0.0/15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central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72.0.0/15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central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77.52.0/22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central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184.0.0/16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central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188.0.0/17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central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188.128.0/18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central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188.192.0/19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central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192.0.0/15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central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194.0.0/18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central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02.0.0/16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central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06.64.0/18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central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08.0.0/15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central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20.64.0/19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central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22.0.0/15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central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24.0.0/15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central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26.0.0/16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central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32.0.0/16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central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38.0.0/15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central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42.96.0/19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central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104.154.16.0/20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central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104.154.32.0/19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central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104.154.64.0/19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central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104.154.96.0/20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central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104.154.113.0/24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central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104.154.114.0/23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central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104.154.116.0/22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central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104.154.120.0/23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central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104.154.128.0/17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central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104.155.128.0/18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central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104.197.0.0/16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central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104.198.16.0/20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central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104.198.32.0/19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central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104.198.64.0/20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central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104.198.128.0/17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central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107.178.208.0/20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central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108.59.80.0/21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central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130.211.112.0/20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central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130.211.128.0/18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central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130.211.192.0/19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central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130.211.224.0/20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central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146.148.32.0/19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central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146.148.64.0/19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central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146.148.96.0/20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central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162.222.176.0/21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central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173.255.112.0/21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central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199.192.115.0/24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central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199.223.232.0/22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central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199.223.236.0/24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central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 table:visibility="filter">
          <table:table-cell office:value-type="string" calcext:value-type="string">
            <text:p>ipv6Prefix": "2600:1900:4000::/44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central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22.0.0/19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central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186.0.0/17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central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186.128.0/20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central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06.32.0/19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central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20.46.0/24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central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42.46.0/24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central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107.167.160.0/20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central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108.59.88.0/21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central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173.255.120.0/21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central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 table:visibility="filter">
          <table:table-cell office:value-type="string" calcext:value-type="string">
            <text:p>ipv6Prefix": "2600:1900:4070::/44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central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23.0.0/16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24.0.0/15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26.0.0/16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73.0.0/16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74.0.0/15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98.128.0/21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12.0.0/16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18.250.0/23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38.0.0/15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48.0.0/16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52.72.0/21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77.40.0/21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185.0.0/17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190.128.0/18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196.0.0/16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07.0.0/18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11.0.0/16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20.0.0/20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27.0.0/17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29.16.0/20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29.32.0/19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29.64.0/18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31.0.0/16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37.0.0/16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42.0.0/20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43.128.0/17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104.196.0.0/18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104.196.65.0/24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104.196.66.0/23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104.196.68.0/22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104.196.96.0/19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104.196.128.0/18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104.196.192.0/19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162.216.148.0/22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 table:visibility="filter">
          <table:table-cell office:value-type="string" calcext:value-type="string">
            <text:p>ipv6Prefix": "2600:1900:4020::/44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ea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1.0.0/17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east4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21.0.0/17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east4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48.0.0/16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east4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85.128.0/17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east4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86.0.0/16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east4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04.60.0/23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east4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04.124.0/23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east4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18.252.0/23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east4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24.60.0/23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east4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27.188.0/23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east4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45.128.0/17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east4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50.128.0/17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east4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57.0.0/21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east4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57.16.0/20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east4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57.128.0/21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east4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57.144.0/20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east4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81.128.0/17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east4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82.128.0/17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east4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186.160.0/19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east4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188.224.0/19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east4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194.64.0/19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east4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199.0.0/18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east4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12.0.0/17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east4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20.60.0/22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east4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21.0.0/18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east4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30.160.0/19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east4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34.176.0/20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east4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36.192.0/18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east4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42.60.0/22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east4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43.40.0/21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east4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45.0.0/16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east4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 table:visibility="filter">
          <table:table-cell office:value-type="string" calcext:value-type="string">
            <text:p>ipv6Prefix": "2600:1900:4090::/44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east4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.16.0/20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east5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57.32.0/22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east5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57.160.0/22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east5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62.0.0/16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east5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 table:visibility="filter">
          <table:table-cell office:value-type="string" calcext:value-type="string">
            <text:p>ipv6Prefix": "2600:1901:8130::/44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east5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04.56.0/23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east7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27.184.0/23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east7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61.0.0/16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east7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06.10.0/23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east7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 table:visibility="filter">
          <table:table-cell office:value-type="string" calcext:value-type="string">
            <text:p>ipv6Prefix": "2600:1901:8150::/44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east7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0.128.0/19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south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57.46.0/23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south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57.174.0/23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south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74.0.0/16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south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 table:visibility="filter">
          <table:table-cell office:value-type="string" calcext:value-type="string">
            <text:p>ipv6Prefix": "2600:1901:8140::/44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south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1.128.0/17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we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9.0.0/17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we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53.0.0/17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we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82.0.0/15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we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05.0.0/17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we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18.192.0/21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we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27.0.0/17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we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45.0.0/17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we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57.112.0/21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we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57.240.0/21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we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68.0.0/15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we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82.0.0/17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we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185.192.0/18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we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197.0.0/17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we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199.144.0/20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we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199.160.0/19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we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03.128.0/18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we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12.128.0/17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we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20.48.0/21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we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27.128.0/18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we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30.0.0/17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we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33.128.0/17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we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42.48.0/21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we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43.32.0/21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we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47.0.0/17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we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104.196.224.0/19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we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104.198.0.0/20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we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104.198.96.0/20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we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104.199.112.0/20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we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 table:visibility="filter">
          <table:table-cell office:value-type="string" calcext:value-type="string">
            <text:p>ipv6Prefix": "2600:1900:4040::/44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west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20.128.0/17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west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94.0.0/16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west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02.0.0/17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west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04.64.0/21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west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08.0.0/16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west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18.248.0/23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west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24.0.0/21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west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15.64.0/18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west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20.47.0/24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west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35.64.0/18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west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36.0.0/17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west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42.47.0/24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west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43.0.0/21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west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 table:visibility="filter">
          <table:table-cell office:value-type="string" calcext:value-type="string">
            <text:p>ipv6Prefix": "2600:1900:4120::/44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west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22.32.0/19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west3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04.52.0/24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west3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06.0.0/16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west3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27.180.0/24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west3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17.64.0/18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west3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20.31.0/24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west3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42.31.0/24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west3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 table:visibility="filter">
          <table:table-cell office:value-type="string" calcext:value-type="string">
            <text:p>ipv6Prefix": "2600:1900:4170::/44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west3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6.128.0/17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west4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50.160.0/19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west4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04.72.0/22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west4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18.240.0/22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west4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24.8.0/22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west4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25.0.0/16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west4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19.128.0/18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west4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 table:visibility="filter">
          <table:table-cell office:value-type="string" calcext:value-type="string">
            <text:p>ipv6Prefix": "2600:1900:4180::/44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west4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37.0.0/16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west8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28.46.0/23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west8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28.62.0/23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west8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 table:visibility="filter">
          <table:table-cell office:value-type="string" calcext:value-type="string">
            <text:p>ipv6Prefix": "2600:1900:4280::/44</text:p>
          </table:table-cell>
          <table:table-cell/>
        </table:table-row>
        <table:table-row table:style-name="ro1" table:visibility="filter">
          <table:table-cell office:value-type="string" calcext:value-type="string">
            <text:p>service": "Google Cloud</text:p>
          </table:table-cell>
          <table:table-cell/>
        </table:table-row>
        <table:table-row table:style-name="ro1" table:visibility="filter">
          <table:table-cell office:value-type="string" calcext:value-type="string">
            <text:p>scope": "us-west8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]</text:p>
          </table:table-cell>
          <table:table-cell/>
        </table:table-row>
        <table:table-row table:style-name="ro1" table:visibility="filter">
          <table:table-cell office:value-type="string" calcext:value-type="string">
            <text:p>}</text:p>
          </table:table-cell>
          <table:table-cell/>
        </table:table-row>
      </table:table>
      <table:table table:name="Sheet3" table:style-name="ta1">
        <table:table-column table:style-name="co1" table:number-columns-repeated="2" table:default-cell-style-name="Default"/>
        <table:table-row table:style-name="ro1" table:visibility="filter">
          <table:table-cell office:value-type="string" calcext:value-type="string">
            <text:p>{</text:p>
          </table:table-cell>
          <table:table-cell/>
        </table:table-row>
        <table:table-row table:style-name="ro1" table:visibility="filter">
          <table:table-cell office:value-type="string" calcext:value-type="string">
            <text:p>syncToken": "1729973139818</text:p>
          </table:table-cell>
          <table:table-cell/>
        </table:table-row>
        <table:table-row table:style-name="ro1" table:visibility="filter">
          <table:table-cell office:value-type="string" calcext:value-type="string">
            <text:p>creationTime": "2024-10-26T13:05:39.818865</text:p>
          </table:table-cell>
          <table:table-cell/>
        </table:table-row>
        <table:table-row table:style-name="ro1" table:visibility="filter">
          <table:table-cell office:value-type="string" calcext:value-type="string">
            <text:p>"prefixes": [{</text:p>
          </table:table-cell>
          <table:table-cell/>
        </table:table-row>
        <table:table-row table:style-name="ro1">
          <table:table-cell office:value-type="string" calcext:value-type="string">
            <text:p>ipv4Prefix": "8.8.4.0/24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8.8.8.0/24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8.34.208.0/20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8.35.192.0/20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23.236.48.0/20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23.251.128.0/19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0.0.0/15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2.0.0/16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3.0.0/23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3.3.0/24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3.4.0/24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3.8.0/2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3.16.0/20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3.32.0/19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3.64.0/18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4.0.0/14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8.0.0/13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6.0.0/1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32.0.0/1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64.0.0/10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4.128.0.0/10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184.0.0/13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192.0.0/14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196.0.0/15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198.0.0/16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199.0.0/17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199.128.0/18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00.0.0/13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08.0.0/1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24.0.0/1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35.240.0.0/13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57.140.192.0/18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64.15.112.0/20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64.233.160.0/19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66.22.228.0/23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66.102.0.0/20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66.249.64.0/19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70.32.128.0/19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72.14.192.0/18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74.125.0.0/16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104.154.0.0/15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104.196.0.0/14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104.237.160.0/19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107.167.160.0/19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107.178.192.0/18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108.59.80.0/20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108.170.192.0/18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108.177.0.0/17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130.211.0.0/16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136.22.160.0/20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136.22.176.0/2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136.22.184.0/23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136.22.186.0/24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136.124.0.0/15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142.250.0.0/15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146.148.0.0/17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152.65.208.0/2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152.65.214.0/23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152.65.218.0/23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152.65.222.0/23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152.65.224.0/19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162.120.128.0/17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162.216.148.0/2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162.222.176.0/2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172.110.32.0/2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172.217.0.0/16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172.253.0.0/16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173.194.0.0/16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173.255.112.0/20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192.158.28.0/2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192.178.0.0/15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193.186.4.0/24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199.36.154.0/23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199.36.156.0/24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199.192.112.0/2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199.223.232.0/21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207.223.160.0/20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208.65.152.0/2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208.68.108.0/2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208.81.188.0/2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208.117.224.0/19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209.85.128.0/17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216.58.192.0/19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216.73.80.0/20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>
          <table:table-cell office:value-type="string" calcext:value-type="string">
            <text:p>ipv4Prefix": "216.239.32.0/19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 table:visibility="filter">
          <table:table-cell office:value-type="string" calcext:value-type="string">
            <text:p>ipv6Prefix": "2001:4860::/3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 table:visibility="filter">
          <table:table-cell office:value-type="string" calcext:value-type="string">
            <text:p>ipv6Prefix": "2404:6800::/3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 table:visibility="filter">
          <table:table-cell office:value-type="string" calcext:value-type="string">
            <text:p>ipv6Prefix": "2404:f340::/3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 table:visibility="filter">
          <table:table-cell office:value-type="string" calcext:value-type="string">
            <text:p>ipv6Prefix": "2600:1900::/28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 table:visibility="filter">
          <table:table-cell office:value-type="string" calcext:value-type="string">
            <text:p>ipv6Prefix": "2605:ef80::/3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 table:visibility="filter">
          <table:table-cell office:value-type="string" calcext:value-type="string">
            <text:p>ipv6Prefix": "2606:40::/3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 table:visibility="filter">
          <table:table-cell office:value-type="string" calcext:value-type="string">
            <text:p>ipv6Prefix": "2606:73c0::/3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 table:visibility="filter">
          <table:table-cell office:value-type="string" calcext:value-type="string">
            <text:p>ipv6Prefix": "2607:1c0:241:40::/60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 table:visibility="filter">
          <table:table-cell office:value-type="string" calcext:value-type="string">
            <text:p>ipv6Prefix": "2607:1c0:300::/40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 table:visibility="filter">
          <table:table-cell office:value-type="string" calcext:value-type="string">
            <text:p>ipv6Prefix": "2607:f8b0::/3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 table:visibility="filter">
          <table:table-cell office:value-type="string" calcext:value-type="string">
            <text:p>ipv6Prefix": "2620:11a:a000::/40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 table:visibility="filter">
          <table:table-cell office:value-type="string" calcext:value-type="string">
            <text:p>ipv6Prefix": "2620:120:e000::/40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 table:visibility="filter">
          <table:table-cell office:value-type="string" calcext:value-type="string">
            <text:p>ipv6Prefix": "2800:3f0::/3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 table:visibility="filter">
          <table:table-cell office:value-type="string" calcext:value-type="string">
            <text:p>ipv6Prefix": "2a00:1450::/3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</text:p>
          </table:table-cell>
          <table:table-cell office:value-type="string" calcext:value-type="string">
            <text:p><text:s/>{</text:p>
          </table:table-cell>
        </table:table-row>
        <table:table-row table:style-name="ro1" table:visibility="filter">
          <table:table-cell office:value-type="string" calcext:value-type="string">
            <text:p>ipv6Prefix": "2c0f:fb50::/32</text:p>
          </table:table-cell>
          <table:table-cell/>
        </table:table-row>
        <table:table-row table:style-name="ro1" table:visibility="filter">
          <table:table-cell office:value-type="string" calcext:value-type="string">
            <text:p><text:s text:c="2"/>}]</text:p>
          </table:table-cell>
          <table:table-cell/>
        </table:table-row>
        <table:table-row table:style-name="ro1" table:visibility="filter">
          <table:table-cell office:value-type="string" calcext:value-type="string">
            <text:p>}</text:p>
          </table:table-cell>
          <table:table-cell/>
        </table:table-row>
      </table:table>
      <table:table table:name="Sheet2" table:style-name="ta1">
        <table:table-column table:style-name="co2" table:default-cell-style-name="ce1"/>
        <table:table-column table:style-name="co1" table:number-columns-repeated="2" table:default-cell-style-name="ce1"/>
        <table:table-column table:style-name="co1" table:default-cell-style-name="Default"/>
        <table:table-row table:style-name="ro2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001</text:p>
          </table:table-cell>
          <table:table-cell office:value-type="string" calcext:value-type="string">
            <text:p>" protocol=TCP dir=in localport=80,443 action=allow remoteip=</text:p>
          </table:table-cell>
          <table:table-cell table:style-name="ce2" office:value-type="string" calcext:value-type="string">
            <text:p>34.1.208.0/20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002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35.0.0/16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003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52.86.0/23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004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77.50.0/23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005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80.0.0/15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006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37.0.0/16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007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185.128.0/19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008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185.160.0/20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009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187.144.0/20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010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189.160.0/19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011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194.128.0/17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012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01.128.0/17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013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06.192.0/18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014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20.32.0/21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015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21.128.0/17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016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29.128.0/17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017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34.0.0/18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018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35.16.0/20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019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36.128.0/18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020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42.32.0/21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021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104.155.192.0/19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022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104.155.224.0/20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023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104.199.128.0/18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024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104.199.192.0/19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025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104.199.224.0/20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026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104.199.242.0/23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027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104.199.244.0/22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028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104.199.248.0/21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029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107.167.176.0/20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030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130.211.240.0/20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031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92.0.0/16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032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96.128.0/17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033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04.88.0/21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034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24.24.0/21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035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50.0.0/17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036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15.128.0/18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037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20.27.0/24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038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20.128.0/17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039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41.64.0/18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040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42.27.0/24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041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43.8.0/21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042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84.0.0/16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043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85.0.0/17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044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04.62.0/23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045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04.128.0/17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046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27.190.0/23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047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46.0.0/16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048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57.64.0/20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049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57.164.0/22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050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57.192.0/20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051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187.192.0/19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052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189.128.0/19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053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190.224.0/20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054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194.96.0/19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055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00.0.0/17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056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13.0.0/17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057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20.56.0/22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058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21.64.0/18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059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30.240.0/20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060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42.56.0/22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061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43.64.0/18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062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104.198.80.0/20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063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104.198.112.0/20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064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97.0.0/16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065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04.49.0/24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066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27.177.0/24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067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17.128.0/17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068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20.45.0/24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069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42.45.0/24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070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43.56.0/21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071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0.96.0/19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072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22.64.0/19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073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22.96.0/20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074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47.64.0/18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075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50.0.0/18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076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64.32.0/19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077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64.64.0/22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078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64.68.0/22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079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64.72.0/21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080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64.80.0/20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081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64.96.0/19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082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64.128.0/22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083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64.132.0/22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084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64.136.0/21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085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64.144.0/20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086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64.160.0/19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087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64.192.0/18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088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16.0.0/17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089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0.227.0/24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090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47.128.0/17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091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93.0.0/16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092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00.128.0/17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093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04.108.0/23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094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24.44.0/23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095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52.64.0/22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096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53.58.0/23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097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53.250.0/23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098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57.87.0/24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099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57.215.0/24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100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77.32.0/22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101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00.128.0/17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102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01.41.0/24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103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07.192.0/18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104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20.42.0/24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105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34.208.0/20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106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42.42.0/24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107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44.0.0/18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108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0.0.0/20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109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04.120.0/23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110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24.56.0/23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111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26.208.0/20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112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31.0.0/16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113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53.32.0/24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114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53.224.0/24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115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.128.0/20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116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.192.0/20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117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2.16.0/20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118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21.128.0/17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119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87.0.0/17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120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87.128.0/18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121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04.58.0/23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122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04.106.0/23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123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24.42.0/23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124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24.128.0/17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125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26.64.0/18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126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26.128.0/18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127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28.44.0/23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128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28.60.0/23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129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42.128.0/17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130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43.128.0/17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131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53.40.0/23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132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53.232.0/23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133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57.82.0/23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134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57.88.0/23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135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57.210.0/23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136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185.176.0/20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137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186.144.0/20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138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187.224.0/19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139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197.128.0/19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140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198.192.0/18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141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13.128.0/18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142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20.24.0/23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143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34.192.0/20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144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40.128.0/17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145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42.24.0/23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146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47.128.0/18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147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34.216.0/21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148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50.64.0/18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149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01.18.0/24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150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01.20.0/22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151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01.24.0/22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152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01.32.0/19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153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01.64.0/18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154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01.128.0/17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155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28.64.0/18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156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52.68.0/24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157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53.44.0/24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158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53.236.0/24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159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57.254.0/24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160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19.0.0/17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161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40.128.0/17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162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87.192.0/18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163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04.104.0/23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164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16.64.0/18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165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24.40.0/23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166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28.36.0/24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167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28.48.0/24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168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51.64.0/18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169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51.128.0/18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170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189.0.0/18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171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197.160.0/19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172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01.0.0/19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173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13.192.0/18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174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20.41.0/24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175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34.224.0/20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176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42.41.0/24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177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44.64.0/18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178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0.16.0/20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179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.176.0/20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180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04.122.0/23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181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24.58.0/23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182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26.192.0/20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183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29.0.0/16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184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0.240.0/20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185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04.116.0/22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186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16.128.0/17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187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18.0.0/17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188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24.52.0/22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189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88.0.0/16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190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04.96.0/21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191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24.32.0/21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192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03.232.0/21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193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17.0.0/18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194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20.26.0/24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195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28.0.0/16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196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42.26.0/24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197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51.128.0/17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198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53.46.0/23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199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53.238.0/23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200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0.192.0/19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201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57.44.0/23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202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57.172.0/23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203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64.0.0/16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204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75.0.0/16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205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8.34.208.0/23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206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8.34.211.0/24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207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8.34.220.0/22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208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23.251.128.0/20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209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4.0.0/17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210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22.112.0/20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211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22.128.0/17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212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34.128.0/18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213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38.0.0/16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214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52.128.0/17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215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53.128.0/17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216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62.0.0/16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217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76.0.0/14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218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18.254.0/23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219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40.0.0/16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220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187.0.0/17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221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187.160.0/19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222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189.192.0/18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223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190.192.0/19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224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195.0.0/16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225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05.0.0/16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226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06.128.0/18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227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10.0.0/16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228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20.96.0/19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229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33.0.0/17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230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40.0.0/17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231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41.128.0/17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232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42.64.0/19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233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104.155.0.0/17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234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104.199.0.0/18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235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104.199.66.0/23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236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104.199.68.0/22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237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104.199.72.0/21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238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104.199.80.0/20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239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104.199.96.0/20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240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130.211.48.0/20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241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130.211.64.0/19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242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130.211.96.0/20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243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146.148.2.0/23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244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146.148.4.0/22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245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146.148.8.0/21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246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146.148.16.0/20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247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146.148.112.0/20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248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192.158.28.0/22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249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.160.0/20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250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32.0.0/17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251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52.80.0/23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252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77.36.0/23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253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.144.0/20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254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7.0.0/16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255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57.124.0/23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256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57.250.0/23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257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3.0.0/18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258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39.0.0/17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259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50.192.0/18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260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89.0.0/17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261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05.128.0/17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262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27.186.0/23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263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28.52.0/22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264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42.0.0/17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265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47.128.0/17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266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53.128.0/18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267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57.36.0/22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268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57.40.0/22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269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57.168.0/22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270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189.64.0/18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271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197.192.0/18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272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03.210.0/23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273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03.212.0/22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274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03.216.0/22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275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14.0.0/17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276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20.20.0/22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277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30.128.0/19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278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34.128.0/19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279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35.48.0/20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280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42.20.0/22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281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42.128.0/18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282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46.0.0/17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283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0.224.0/24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284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0.226.0/24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285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40.0.0/17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286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89.128.0/17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287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04.112.0/23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288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07.0.0/17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289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18.244.0/22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290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24.48.0/23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291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41.0.0/17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292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57.48.0/20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293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57.176.0/20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294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59.0.0/16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295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79.0.0/16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296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81.0.0/17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297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198.64.0/18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298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198.128.0/18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299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07.64.0/18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300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07.128.0/18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301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20.18.0/23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302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34.64.0/18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303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35.32.0/20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304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42.18.0/23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305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42.192.0/18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306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46.128.0/17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307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.224.0/19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308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2.0.0/16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309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3.128.0/17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310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32.128.0/17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311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34.0.0/17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312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90.0.0/15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313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04.126.0/23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314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24.62.0/23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315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41.128.0/17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316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47.0.0/17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317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53.45.0/24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318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53.237.0/24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319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57.80.0/23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320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57.92.0/22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321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57.208.0/23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322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57.220.0/22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323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04.0.0/16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324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14.128.0/17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325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20.16.0/23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326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34.160.0/20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327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42.16.0/23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328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65.0.0/16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329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04.110.0/23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330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24.46.0/23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331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16.128.0/17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332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20.44.0/24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333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35.216.0/21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334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42.44.0/24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335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0.160.0/19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336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53.38.0/24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337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53.230.0/24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338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54.0.0/16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339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57.8.0/23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340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57.121.0/24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341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57.136.0/23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342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57.249.0/24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343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19.224.0/19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344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.0.0/20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345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55.0.0/16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346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57.12.0/22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347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57.140.0/22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348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63.0.0/16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349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8.0.0/16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350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36.0.0/16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351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49.0.0/16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352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54.0.0/16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353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95.64.0/18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354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96.64.0/18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355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98.64.0/18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356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02.128.0/17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357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04.27.0/24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358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07.128.0/17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359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10.128.0/17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360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11.0.0/16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361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16.0.0/21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362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17.0.0/16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363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20.0.0/16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364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28.128.0/18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365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44.192.0/18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366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49.0.0/16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367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60.0.0/16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368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186.192.0/18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369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190.0.0/18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370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190.64.0/19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371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190.112.0/20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372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01.64.0/18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373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27.192.0/18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374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41.0.0/18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375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44.128.0/17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376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107.178.240.0/20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377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130.211.4.0/22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378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130.211.8.0/21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379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130.211.16.0/20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380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130.211.32.0/20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381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.32.0/20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382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8.0.0/16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383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57.126.0/23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384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57.252.0/23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385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.48.0/20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386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52.84.0/23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387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66.0.0/16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388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77.48.0/23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389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0.64.0/19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390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57.90.0/23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391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57.216.0/23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392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65.0.0/16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393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9.128.0/17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394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20.0.0/17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395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47.0.0/18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396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95.0.0/18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397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04.76.0/22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398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18.128.0/18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399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24.12.0/22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400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28.37.0/24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401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28.42.0/23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402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28.49.0/24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403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28.58.0/23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404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52.0.0/18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405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03.0.0/17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406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15.0.0/18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407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20.43.0/24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408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34.240.0/20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409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42.43.0/24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410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0.32.0/20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411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04.114.0/23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412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24.50.0/23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413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24.112.0/20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414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30.0.0/16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415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52.69.0/24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416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57.255.0/24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417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2.0.0/20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418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51.0.0/17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419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53.42.0/23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420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53.234.0/23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421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39.128.0/17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422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95.128.0/17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423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04.80.0/21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424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24.16.0/21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425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51.0.0/18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426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51.192.0/18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427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198.0.0/18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428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199.64.0/18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429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15.192.0/18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430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20.40.0/24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431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35.0.0/20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432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42.40.0/24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433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47.192.0/18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434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0.48.0/20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435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04.50.0/23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436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27.178.0/23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437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53.33.0/24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438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53.225.0/24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439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76.0.0/16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440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8.34.210.0/24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441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8.34.212.0/22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442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8.34.216.0/22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443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8.35.192.0/21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444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23.236.48.0/20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445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23.251.144.0/20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446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0.225.0/24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447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9.0.0/16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448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0.0.0/16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449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3.68.0/22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450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6.0.0/17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451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27.0.0/16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452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28.0.0/14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453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33.0.0/16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454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41.0.0/16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455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42.0.0/16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456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44.0.0/15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457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46.0.0/16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458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55.0.0/16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459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56.0.0/14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460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60.0.0/15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461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63.0.0/16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462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66.0.0/15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463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68.0.0/14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464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72.0.0/16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465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18.200.0/21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466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21.0.0/16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467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22.0.0/15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468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28.32.0/22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469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32.0.0/14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470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36.0.0/16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471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53.48.0/21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472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53.240.0/21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473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57.84.0/23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474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57.96.0/20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475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57.212.0/23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476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57.224.0/20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477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70.0.0/15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478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72.0.0/15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479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77.52.0/22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480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184.0.0/16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481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188.0.0/17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482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188.128.0/18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483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188.192.0/19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484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192.0.0/15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485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194.0.0/18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486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02.0.0/16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487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06.64.0/18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488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08.0.0/15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489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20.64.0/19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490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22.0.0/15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491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24.0.0/15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492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26.0.0/16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493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32.0.0/16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494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38.0.0/15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495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42.96.0/19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496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104.154.16.0/20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497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104.154.32.0/19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498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104.154.64.0/19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499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104.154.96.0/20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500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104.154.113.0/24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501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104.154.114.0/23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502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104.154.116.0/22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503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104.154.120.0/23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504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104.154.128.0/17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505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104.155.128.0/18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506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104.197.0.0/16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507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104.198.16.0/20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508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104.198.32.0/19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509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104.198.64.0/20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510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104.198.128.0/17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511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107.178.208.0/20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512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108.59.80.0/21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513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130.211.112.0/20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514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130.211.128.0/18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515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130.211.192.0/19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516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130.211.224.0/20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517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146.148.32.0/19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518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146.148.64.0/19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519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146.148.96.0/20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520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162.222.176.0/21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521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173.255.112.0/21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522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199.192.115.0/24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523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199.223.232.0/22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524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199.223.236.0/24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525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22.0.0/19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526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186.0.0/17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527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186.128.0/20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528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06.32.0/19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529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20.46.0/24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530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42.46.0/24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531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107.167.160.0/20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532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108.59.88.0/21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533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173.255.120.0/21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534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23.0.0/16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535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24.0.0/15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536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26.0.0/16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537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73.0.0/16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538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74.0.0/15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539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98.128.0/21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540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12.0.0/16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541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18.250.0/23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542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38.0.0/15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543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48.0.0/16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544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52.72.0/21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545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77.40.0/21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546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185.0.0/17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547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190.128.0/18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548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196.0.0/16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549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07.0.0/18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550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11.0.0/16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551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20.0.0/20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552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27.0.0/17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553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29.16.0/20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554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29.32.0/19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555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29.64.0/18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556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31.0.0/16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557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37.0.0/16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558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42.0.0/20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559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43.128.0/17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560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104.196.0.0/18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561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104.196.65.0/24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562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104.196.66.0/23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563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104.196.68.0/22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564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104.196.96.0/19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565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104.196.128.0/18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566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104.196.192.0/19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567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162.216.148.0/22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568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1.0.0/17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569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21.0.0/17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570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48.0.0/16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571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85.128.0/17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572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86.0.0/16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573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04.60.0/23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574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04.124.0/23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575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18.252.0/23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576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24.60.0/23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577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27.188.0/23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578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45.128.0/17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579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50.128.0/17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580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57.0.0/21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581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57.16.0/20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582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57.128.0/21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583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57.144.0/20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584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81.128.0/17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585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82.128.0/17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586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186.160.0/19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587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188.224.0/19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588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194.64.0/19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589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199.0.0/18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590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12.0.0/17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591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20.60.0/22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592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21.0.0/18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593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30.160.0/19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594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34.176.0/20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595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36.192.0/18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596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42.60.0/22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597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43.40.0/21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598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45.0.0/16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599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.16.0/20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600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57.32.0/22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601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57.160.0/22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602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62.0.0/16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603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04.56.0/23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604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27.184.0/23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605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61.0.0/16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606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06.10.0/23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607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0.128.0/19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608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57.46.0/23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609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57.174.0/23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610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74.0.0/16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611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1.128.0/17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612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9.0.0/17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613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53.0.0/17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614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82.0.0/15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615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05.0.0/17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616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18.192.0/21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617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27.0.0/17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618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45.0.0/17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619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57.112.0/21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620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57.240.0/21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621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68.0.0/15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622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82.0.0/17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623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185.192.0/18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624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197.0.0/17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625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199.144.0/20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626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199.160.0/19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627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03.128.0/18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628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12.128.0/17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629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20.48.0/21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630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27.128.0/18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631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30.0.0/17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632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33.128.0/17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633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42.48.0/21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634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43.32.0/21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635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47.0.0/17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636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104.196.224.0/19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637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104.198.0.0/20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638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104.198.96.0/20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639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104.199.112.0/20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640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20.128.0/17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641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94.0.0/16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642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02.0.0/17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643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04.64.0/21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644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08.0.0/16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645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18.248.0/23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646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24.0.0/21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647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15.64.0/18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648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20.47.0/24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649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35.64.0/18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650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36.0.0/17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651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42.47.0/24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652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43.0.0/21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653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22.32.0/19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654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04.52.0/24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655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06.0.0/16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656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27.180.0/24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657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17.64.0/18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658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20.31.0/24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659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42.31.0/24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660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6.128.0/17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661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50.160.0/19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662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04.72.0/22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663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18.240.0/22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664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24.8.0/22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665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25.0.0/16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666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19.128.0/18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667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37.0.0/16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668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28.46.0/23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669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28.62.0/23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670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671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672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673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674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675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676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677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678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679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680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681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682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683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684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685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686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687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688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689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690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691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692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693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694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695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696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697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698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699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700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701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702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703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704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705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706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707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708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709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710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711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712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713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714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715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716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717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718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719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720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721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722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723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724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725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726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727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728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729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730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731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732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733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734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735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736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737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738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739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740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741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742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743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744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745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746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747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748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749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750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751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752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753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754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755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756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757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758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759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760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761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762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763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764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765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766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767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768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769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770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771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772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773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774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775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776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777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778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779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780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781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782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783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784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785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786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787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788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789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790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791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792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793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794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795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796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797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798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799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800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801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802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803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804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805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806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807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808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809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810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811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812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813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814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815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816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817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818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819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820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821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822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823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824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825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826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827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828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829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830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831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832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833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834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835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836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837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838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839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840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841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842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843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844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845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846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847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848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849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850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851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852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853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854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855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856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857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858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859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860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861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862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863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864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865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866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867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868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869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870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871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872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873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874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875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876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877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878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879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880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881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clouddomain0882</text:p>
          </table:table-cell>
          <table:table-cell office:value-type="string" calcext:value-type="string">
            <text:p>" protocol=TCP dir=in localport=80,443 action=allow remoteip=</text:p>
          </table:table-cell>
          <table:table-cell/>
        </table:table-row>
      </table:table>
      <table:table table:name="Sheet4" table:style-name="ta1">
        <table:table-column table:style-name="co1" table:number-columns-repeated="3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domain0001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8.8.4.0/24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domain0002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8.8.8.0/24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domain0003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8.34.208.0/20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domain0004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8.35.192.0/20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domain0005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23.236.48.0/20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domain0006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23.251.128.0/19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domain0007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0.0.0/15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domain0008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2.0.0/16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domain0009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3.0.0/23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domain0010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3.3.0/24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domain0011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3.4.0/24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domain0012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3.8.0/21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domain0013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3.16.0/20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domain0014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3.32.0/19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domain0015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3.64.0/18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domain0016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4.0.0/14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domain0017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8.0.0/13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domain0018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6.0.0/12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domain0019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32.0.0/11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domain0020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64.0.0/10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domain0021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4.128.0.0/10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domain0022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184.0.0/13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domain0023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192.0.0/14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domain0024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196.0.0/15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domain0025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198.0.0/16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domain0026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199.0.0/17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domain0027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199.128.0/18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domain0028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00.0.0/13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domain0029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08.0.0/12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domain0030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24.0.0/12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domain0031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35.240.0.0/13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domain0032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57.140.192.0/18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domain0033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64.15.112.0/20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domain0034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64.233.160.0/19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domain0035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66.22.228.0/23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domain0036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66.102.0.0/20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domain0037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66.249.64.0/19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domain0038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70.32.128.0/19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domain0039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72.14.192.0/18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domain0040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74.125.0.0/16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domain0041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104.154.0.0/15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domain0042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104.196.0.0/14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domain0043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104.237.160.0/19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domain0044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107.167.160.0/19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domain0045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107.178.192.0/18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domain0046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108.59.80.0/20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domain0047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108.170.192.0/18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domain0048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108.177.0.0/17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domain0049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130.211.0.0/16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domain0050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136.22.160.0/20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domain0051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136.22.176.0/21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domain0052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136.22.184.0/23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domain0053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136.22.186.0/24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domain0054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136.124.0.0/15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domain0055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142.250.0.0/15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domain0056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146.148.0.0/17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domain0057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152.65.208.0/22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domain0058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152.65.214.0/23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domain0059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152.65.218.0/23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domain0060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152.65.222.0/23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domain0061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152.65.224.0/19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domain0062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162.120.128.0/17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domain0063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162.216.148.0/22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domain0064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162.222.176.0/21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domain0065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172.110.32.0/21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domain0066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172.217.0.0/16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domain0067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172.253.0.0/16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domain0068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173.194.0.0/16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domain0069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173.255.112.0/20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domain0070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192.158.28.0/22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domain0071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192.178.0.0/15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domain0072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193.186.4.0/24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domain0073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199.36.154.0/23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domain0074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199.36.156.0/24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domain0075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199.192.112.0/22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domain0076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199.223.232.0/21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domain0077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207.223.160.0/20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domain0078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208.65.152.0/22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domain0079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208.68.108.0/22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domain0080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208.81.188.0/22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domain0081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208.117.224.0/19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domain0082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209.85.128.0/17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domain0083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216.58.192.0/19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domain0084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216.73.80.0/20</text:p>
          </table:table-cell>
        </table:table-row>
        <table:table-row table:style-name="ro1">
          <table:table-cell office:value-type="string" calcext:value-type="string">
            <text:p>netsh advfirewall firewall add rule name="</text:p>
          </table:table-cell>
          <table:table-cell office:value-type="string" calcext:value-type="string">
            <text:p>googledomain0085</text:p>
          </table:table-cell>
          <table:table-cell office:value-type="string" calcext:value-type="string">
            <text:p>" protocol=TCP dir=in localport=80,443 action=allow remoteip=</text:p>
          </table:table-cell>
          <table:table-cell office:value-type="string" calcext:value-type="string">
            <text:p>216.239.32.0/19</text:p>
          </table:table-cell>
        </table:table-row>
      </table:table>
      <table:table table:name="Sheet5" table:style-name="ta1">
        <table:table-column table:style-name="co1" table:default-cell-style-name="Default"/>
        <table:table-row table:style-name="ro1">
          <table:table-cell office:value-type="string" calcext:value-type="string">
            <text:p>https://tpcbtw.hatenablog.com/entry/2020/01/12/202841_1#Windows-Defender-%E3%83%95%E3%82%A1%E3%82%A4%E3%82%A2%E3%82%A6%E3%82%A9%E3%83%BC%E3%83%AB</text:p>
          </table:table-cell>
        </table:table-row>
        <table:table-row table:style-name="ro1">
          <table:table-cell office:value-type="string" calcext:value-type="string">
            <text:p>https://qiita.com/kk_riv/items/2141a69453b4a3bd5fd0</text:p>
          </table:table-cell>
        </table:table-row>
        <table:table-row table:style-name="ro1">
          <table:table-cell office:value-type="string" calcext:value-type="string">
            <text:p>https://atmarkit.itmedia.co.jp/fwin2k/vista_feature/15firewall02/15firewall02_02.html</text:p>
          </table:table-cell>
        </table:table-row>
      </table:table>
      <table:named-expressions/>
      <table:database-ranges>
        <table:database-range table:name="__Anonymous_Sheet_DB__0" table:target-range-address="Sheet1.A1:Sheet1.B2865">
          <table:filter>
            <table:filter-and>
              <table:filter-condition table:value="ipv4Prefix" table:operator="contains" table:field-number="0"/>
            </table:filter-and>
          </table:filter>
        </table:database-range>
        <table:database-range table:name="__Anonymous_Sheet_DB__1" table:target-range-address="Sheet3.A1:Sheet3.B205" table:contains-header="false">
          <table:filter>
            <table:filter-and>
              <table:filter-condition table:value="ipv4P" table:operator="contains" table:field-number="0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  <style:font-face style:name="ＭＳ ゴシック" svg:font-family="'ＭＳ ゴシック', 游ゴシック, メイリオ" style:font-family-generic="modern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游ゴシック" style:font-family-asian="游ゴシック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7">0000/00/00</text:date>, <text:time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6T13:38:19.441000000</meta:creation-date>
    <dc:date>2024-11-07T15:44:30.885000000</dc:date>
    <meta:editing-duration>P1DT1H14M13S</meta:editing-duration>
    <meta:editing-cycles>2</meta:editing-cycles>
    <meta:generator>LibreOffice/24.2.3.2$Windows_X86_64 LibreOffice_project/433d9c2ded56988e8a90e6b2e771ee4e6a5ab2ba</meta:generator>
    <meta:document-statistic meta:table-count="5" meta:cell-count="7541" meta:object-count="0"/>
  </office:meta>
</office:document-meta>
</file>